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2a6099" draw:marker-start-width="0.279cm" draw:marker-end-width="0.279cm" draw:fill="none" draw:fill-color="#ffffff" draw:textarea-horizontal-align="justify" draw:textarea-vertical-align="middle" draw:auto-grow-height="false" fo:min-height="3.722cm" fo:min-width="3.472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2a6099" draw:marker-start-width="0.279cm" draw:marker-end-width="0.279cm" draw:fill="none" draw:fill-color="#ffffff" draw:textarea-horizontal-align="justify" draw:textarea-vertical-align="middle" draw:auto-grow-height="false" fo:min-height="1.728cm" fo:min-width="1.47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664cm"/>
      <style:paragraph-properties style:writing-mode="lr-tb"/>
    </style:style>
    <style:style style:name="gr5" style:family="graphic" style:parent-style-name="standard">
      <style:graphic-properties svg:stroke-width="0.053cm" svg:stroke-color="#c9211e" draw:marker-start-width="0.279cm" draw:marker-end-width="0.279cm" draw:fill-color="#ffffff" draw:textarea-horizontal-align="justify" draw:textarea-vertical-align="middle" draw:auto-grow-height="false" fo:min-height="3.722cm" fo:min-width="3.472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c9211e" draw:marker-start-width="0.279cm" draw:marker-end-width="0.279cm" draw:fill-color="#ffffff" draw:textarea-horizontal-align="justify" draw:textarea-vertical-align="middle" draw:auto-grow-height="false" fo:min-height="1.728cm" fo:min-width="1.47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2a6099" draw:marker-start-width="0.279cm" draw:marker-end-width="0.279cm" draw:fill-color="#ffffff" draw:textarea-horizontal-align="justify" draw:textarea-vertical-align="middle" draw:auto-grow-height="false" fo:min-height="3.793cm" fo:min-width="3.543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2a6099" draw:marker-start-width="0.279cm" draw:marker-end-width="0.279cm" draw:fill-color="#ffffff" draw:textarea-horizontal-align="justify" draw:textarea-vertical-align="middle" draw:auto-grow-height="false" fo:min-height="1.728cm" fo:min-width="1.47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8cm" fo:min-width="0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loext:opacity="100%" fo:font-size="44pt" style:font-size-asian="44pt" style:font-size-complex="44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2a6099" loext:opacity="100%" fo:font-size="26pt" style:font-size-asian="26pt" style:font-size-complex="2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2a6099" loext:opacity="100%" fo:font-size="20pt" style:font-size-asian="20pt" style:font-size-complex="20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c9211e" loext:opacity="100%" fo:font-size="44pt" style:font-size-asian="44pt" style:font-size-complex="44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c9211e" loext:opacity="100%" fo:font-size="26pt" style:font-size-asian="26pt" style:font-size-complex="26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c9211e" loext:opacity="100%" fo:font-size="20pt" style:font-size-asian="20pt" style:font-size-complex="20pt"/>
    </style:style>
    <style:style style:name="P10" style:family="paragraph">
      <loext:graphic-properties draw:fill-color="#ffffff"/>
      <style:paragraph-properties fo:text-align="center"/>
      <style:text-properties fo:color="#2a6099" loext:opacity="100%"/>
    </style:style>
    <style:style style:name="P11" style:family="paragraph">
      <style:text-properties fo:color="#2a6099" loext:opacity="100%"/>
    </style:style>
    <style:style style:name="P12" style:family="paragraph">
      <loext:graphic-properties draw:fill="none" draw:fill-color="#ffffff"/>
      <style:text-properties fo:color="#2a6099" loext:opacity="100%" fo:font-size="60pt" style:font-size-asian="60pt" style:font-size-complex="60pt"/>
    </style:style>
    <style:style style:name="T1" style:family="text">
      <style:text-properties fo:color="#2a6099" loext:opacity="100%" fo:font-size="44pt" style:font-size-asian="44pt" style:font-size-complex="44pt"/>
    </style:style>
    <style:style style:name="T2" style:family="text">
      <style:text-properties fo:color="#2a6099" loext:opacity="100%" fo:font-size="26pt" style:font-size-asian="26pt" style:font-size-complex="26pt"/>
    </style:style>
    <style:style style:name="T3" style:family="text">
      <style:text-properties fo:color="#2a6099" loext:opacity="100%" fo:font-size="20pt" style:font-size-asian="20pt" style:font-size-complex="20pt"/>
    </style:style>
    <style:style style:name="T4" style:family="text">
      <style:text-properties fo:color="#c9211e" loext:opacity="100%" fo:font-size="44pt" style:font-size-asian="44pt" style:font-size-complex="44pt"/>
    </style:style>
    <style:style style:name="T5" style:family="text">
      <style:text-properties fo:color="#c9211e" loext:opacity="100%" fo:font-size="26pt" style:font-size-asian="26pt" style:font-size-complex="26pt"/>
    </style:style>
    <style:style style:name="T6" style:family="text">
      <style:text-properties fo:color="#c9211e" loext:opacity="100%" fo:font-size="20pt" style:font-size-asian="20pt" style:font-size-complex="20pt"/>
    </style:style>
    <style:style style:name="T7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69cm" svg:height="5.69cm" svg:x="11.131cm" svg:y="1.12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858cm" svg:height="2.87cm" svg:x="12.376cm" svg:y="1.414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2.857cm" svg:height="1.987cm" draw:transform="rotate (0.241902634326414) translate (11.666cm 4.883cm)">
            <draw:text-box>
              <text:p text:style-name="P2"><text:span text:style-name="T1">#</text:span></text:p>
            </draw:text-box>
          </draw:frame>
          <draw:frame draw:style-name="gr4" draw:text-style-name="P4" draw:layer="layout" svg:width="2.857cm" svg:height="1.914cm" draw:transform="rotate (-0.209963109014917) translate (14.081cm 3.601cm)">
            <draw:text-box>
              <text:p text:style-name="P2"><text:span text:style-name="T2">#</text:span></text:p>
            </draw:text-box>
          </draw:frame>
          <draw:frame draw:style-name="gr4" draw:text-style-name="P5" draw:layer="layout" svg:width="2.857cm" svg:height="1.914cm" draw:transform="rotate (1.45822259004126) translate (14.281cm 7.111cm)">
            <draw:text-box>
              <text:p text:style-name="P2"><text:span text:style-name="T3">#</text:span></text:p>
            </draw:text-box>
          </draw:frame>
        </draw:g>
        <draw:g>
          <draw:custom-shape draw:style-name="gr5" draw:text-style-name="P6" draw:layer="layout" svg:width="5.69cm" svg:height="5.69cm" svg:x="5.416cm" svg:y="1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2.858cm" svg:height="2.87cm" svg:x="7.321cm" svg:y="1.6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7" draw:layer="layout" svg:width="2.857cm" svg:height="1.987cm" draw:transform="rotate (-0.720995513998858) translate (6.411cm 2.563cm)">
            <draw:text-box>
              <text:p text:style-name="P2"><text:span text:style-name="T4">#</text:span></text:p>
            </draw:text-box>
          </draw:frame>
          <draw:frame draw:style-name="gr4" draw:text-style-name="P8" draw:layer="layout" svg:width="2.857cm" svg:height="1.914cm" draw:transform="rotate (-1.17286125734019) translate (8.842cm 3.814cm)">
            <draw:text-box>
              <text:p text:style-name="P2"><text:span text:style-name="T5">#</text:span></text:p>
            </draw:text-box>
          </draw:frame>
          <draw:frame draw:style-name="gr4" draw:text-style-name="P9" draw:layer="layout" svg:width="2.857cm" svg:height="1.914cm" draw:transform="rotate (0.495324441715991) translate (6.076cm 5.983cm)">
            <draw:text-box>
              <text:p text:style-name="P2"><text:span text:style-name="T6">#</text:span></text:p>
            </draw:text-box>
          </draw:frame>
        </draw:g>
        <draw:g>
          <draw:custom-shape draw:style-name="gr1" draw:text-style-name="P1" draw:layer="layout" svg:width="5.69cm" svg:height="5.69cm" svg:x="11.118cm" svg:y="1.10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858cm" svg:height="2.87cm" svg:x="12.363cm" svg:y="1.40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2.857cm" svg:height="1.987cm" draw:transform="rotate (0.241902634326414) translate (11.653cm 4.87cm)">
            <draw:text-box>
              <text:p text:style-name="P2"><text:span text:style-name="T1">#</text:span></text:p>
            </draw:text-box>
          </draw:frame>
          <draw:frame draw:style-name="gr4" draw:text-style-name="P4" draw:layer="layout" svg:width="2.857cm" svg:height="1.914cm" draw:transform="rotate (-0.209963109014917) translate (14.068cm 3.588cm)">
            <draw:text-box>
              <text:p text:style-name="P2"><text:span text:style-name="T2">#</text:span></text:p>
            </draw:text-box>
          </draw:frame>
          <draw:frame draw:style-name="gr4" draw:text-style-name="P5" draw:layer="layout" svg:width="2.857cm" svg:height="1.914cm" draw:transform="rotate (1.45822259004126) translate (14.268cm 7.098cm)">
            <draw:text-box>
              <text:p text:style-name="P2"><text:span text:style-name="T3">#</text:span></text:p>
            </draw:text-box>
          </draw:frame>
        </draw:g>
        <draw:custom-shape draw:style-name="gr7" draw:text-style-name="P10" draw:layer="layout" svg:width="5.791cm" svg:height="5.791cm" svg:x="6.944cm" svg:y="11.3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0" draw:layer="layout" svg:width="2.858cm" svg:height="2.87cm" svg:x="8.016cm" svg:y="11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3" draw:text-style-name="P7" draw:layer="layout" svg:width="2.857cm" svg:height="1.987cm" draw:transform="rotate (0.0165806278939461) translate (7.333cm 14.751cm)">
            <draw:text-box>
              <text:p text:style-name="P2"><text:span text:style-name="T4">#</text:span></text:p>
            </draw:text-box>
          </draw:frame>
          <draw:frame draw:style-name="gr4" draw:text-style-name="P8" draw:layer="layout" svg:width="2.857cm" svg:height="1.914cm" draw:transform="rotate (-0.435285115447386) translate (9.974cm 14.042cm)">
            <draw:text-box>
              <text:p text:style-name="P2"><text:span text:style-name="T5">#</text:span></text:p>
            </draw:text-box>
          </draw:frame>
          <draw:frame draw:style-name="gr4" draw:text-style-name="P9" draw:layer="layout" svg:width="2.857cm" svg:height="1.914cm" draw:transform="rotate (1.23290058360879) translate (9.385cm 17.507cm)">
            <draw:text-box>
              <text:p text:style-name="P2"><text:span text:style-name="T6">#</text:span></text:p>
            </draw:text-box>
          </draw:frame>
        </draw:g>
        <draw:frame draw:style-name="gr9" draw:text-style-name="P12" draw:layer="layout" svg:width="9.21cm" svg:height="2.618cm" svg:x="5.572cm" svg:y="12.034cm">
          <draw:text-box>
            <text:p text:style-name="P11"><text:span text:style-name="T7">sc <text:s text:c="4"/>red 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2T14:40:51.213000000</meta:creation-date>
    <dc:date>2022-09-13T10:13:43.525000000</dc:date>
    <meta:editing-duration>PT19M48S</meta:editing-duration>
    <meta:editing-cycles>3</meta:editing-cycles>
    <meta:generator>LibreOffice/7.1.2.2$Windows_X86_64 LibreOffice_project/8a45595d069ef5570103caea1b71cc9d82b2aae4</meta:generator>
    <meta:document-statistic meta:object-count="25"/>
  </office:meta>
</office:document-meta>
</file>